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Heading_20_2">
      <style:paragraph-properties fo:break-before="page"/>
    </style:style>
    <style:style style:name="P2" style:family="paragraph" style:parent-style-name="Standard">
      <style:text-properties officeooo:rsid="001fb2de" officeooo:paragraph-rsid="001fb2de"/>
    </style:style>
    <style:style style:name="P3" style:family="paragraph" style:parent-style-name="Text_20_body">
      <style:text-properties officeooo:paragraph-rsid="001fb2de"/>
    </style:style>
    <style:style style:name="P4" style:family="paragraph" style:parent-style-name="Text_20_body">
      <style:text-properties officeooo:rsid="001fb2de" officeooo:paragraph-rsid="001fb2de"/>
    </style:style>
    <style:style style:name="T1" style:family="text">
      <style:text-properties officeooo:rsid="001fb2de"/>
    </style:style>
    <style:style style:name="T2" style:family="text">
      <style:text-properties fo:font-variant="normal" fo:text-transform="none" fo:color="#202122" loext:opacity="100%" style:font-name="sans-serif" fo:font-size="10.5pt" fo:letter-spacing="normal" fo:font-style="normal" fo:font-weight="normal"/>
    </style:style>
    <style:style style:name="T3" style:family="text">
      <style:text-properties fo:font-variant="normal" fo:text-transform="none" fo:color="#202122" loext:opacity="100%" style:font-name="sans-serif" fo:font-size="10.5pt" fo:letter-spacing="normal" fo:font-style="normal" fo:font-weight="normal" officeooo:rsid="001fb2de"/>
    </style:style>
    <style:style style:name="T4" style:family="text">
      <style:text-properties fo:font-variant="normal" fo:text-transform="none" fo:color="#202122" loext:opacity="100%" fo:letter-spacing="normal"/>
    </style:style>
    <style:style style:name="T5" style:family="text">
      <style:text-properties fo:font-variant="normal" fo:text-transform="none" fo:color="#202122" loext:opacity="100%" fo:letter-spacing="normal" officeooo:rsid="001fb2de"/>
    </style:style>
    <style:style style:name="T6"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 Establecer el perfil del usuario o Afectado</text:h>
      <text:p text:style-name="Standard"/>
      <text:p text:style-name="P2">Nombre del usuario:</text:p>
      <text:p text:style-name="P2"><text:s/>Antón</text:p>
      <text:p text:style-name="P2"/>
      <text:p text:style-name="P2">Como se denomina la Compañía/Organización?</text:p>
      <text:p text:style-name="P2"><text:s/>Opre Jireh</text:p>
      <text:p text:style-name="P2"/>
      <text:p text:style-name="P2">-Cual es su Puesto?</text:p>
      <text:p text:style-name="P2"><text:s/>Organizador</text:p>
      <text:p text:style-name="P2"/>
      <text:p text:style-name="P2">-Cuales son sus principales responsabilidades?</text:p>
      <text:p text:style-name="P2">Sus principales responsabilidades, son gestionar y dar soporte a las necesidades, tanto en documentación de clientes, como banco de alimentos..</text:p>
      <text:p text:style-name="P2"/>
      <text:p text:style-name="P2">-Para Quien? </text:p>
      <text:p text:style-name="P2">Para los clientes afiliados a su organización.</text:p>
      <text:p text:style-name="P2"/>
      <text:p text:style-name="P2">-Que problemas interfieren en su éxito?</text:p>
      <text:p text:style-name="P2">La gestión de los documentos, eventos u otras actividades, y el bajo conocimiento en exterior de el pueblo o zona.</text:p>
      <text:p text:style-name="P2"/>
      <text:p text:style-name="P2">-Como determina el éxito en lo que hace?</text:p>
      <text:p text:style-name="P2">Mediante la cantidad de gente que acude a sus servicios</text:p>
      <text:p text:style-name="P2"/>
      <text:p text:style-name="P2"/>
      <text:p text:style-name="P2"/>
      <text:h text:style-name="Heading_20_2" text:outline-level="2"><text:span text:style-name="T1">2.</text:span>.Evaluando el problema </text:h>
      <text:p text:style-name="P4">¿Problemas?</text:p>
      <text:p text:style-name="P4">Administración de tratado de datos, <text:s/>administración de eventos , y posibilidad de tratado con productos (almacén)</text:p>
      <text:p text:style-name="P4">¿Porque existe el problema?</text:p>
      <text:p text:style-name="P4">Falta de informatización</text:p>
      <text:p text:style-name="P4">¿Como lo resuelve?</text:p>
      <text:p text:style-name="P4">Archivando datos a papel, y dando soporte en el local.</text:p>
      <text:p text:style-name="P4">¿Como le gustaría que se resolviera?</text:p>
      <text:p text:style-name="P4">Guardando datos en una base de datos , pudiendo leerlos, cambiarlos, actualizarlos. A todo ello también la gestión de actividades como eventos, noticias..</text:p>
      <text:h text:style-name="Heading_20_2" text:outline-level="2">3. Evaluando y Entendiendo el ambiente de usuario </text:h>
      <text:p text:style-name="Text_20_body">-<text:span text:style-name="T1">¿Quienes son los usuarios?</text:span></text:p>
      <text:p text:style-name="P4"><text:soft-page-break/>Clientes de etnia gitana, el cual buscan salidas o soluciones para progresar, y combatir la discriminación.</text:p>
      <text:p text:style-name="P4"/>
      <text:p text:style-name="P4">¿Cual es el nivel educativo?</text:p>
      <text:p text:style-name="P4">Mayoritariamente, nivel bajo, el cual se busca incrementar o facilitar mediante un servicio web.</text:p>
      <text:p text:style-name="P4"/>
      <text:p text:style-name="P4">¿Tiene los usuarios experiencia con aplicación informática? </text:p>
      <text:p text:style-name="P4">Mayoritariamente redes sociales, y páginas muy determinadas.</text:p>
      <text:p text:style-name="P4"/>
      <text:p text:style-name="P4">¿Cuáles son sus expectativas con respecto a la facilidad de uso de esta aplicación? </text:p>
      <text:p text:style-name="P4">Intuitiva, fácil de utilizar, funcional y resolutiva. Debido a el tipo de perfil que la frecuentará</text:p>
      <text:p text:style-name="P4"/>
      <text:p text:style-name="P4">¿Cuáles son sus planes futuros con respecto a plataformas? </text:p>
      <text:p text:style-name="P4">Dar a conocer, tanto la web o servicio, como la asociación</text:p>
      <text:h text:style-name="Heading_20_2" text:outline-level="2">4. Resumen para validar el Entendimiento del Problema </text:h>
      <text:p text:style-name="P4">Usted me ha dicho que necesita gestionar datos de afiliados, gestionar actividades o noticas y quizás poder tratar un almacen de productes de el banco de alimentos, todo ello vía web.</text:p>
      <text:h text:style-name="Heading_20_2" text:outline-level="2">5. Evaluando las soluciones del analista (si esto es aplicable) </text:h>
      <text:p text:style-name="P4">Que le parece si guardamos la información en una base de datos, le proporcionamos una panel de administración de estos, y una web sencilla, y resolutiva para la implementación de las funciones a cumplir?</text:p>
      <text:h text:style-name="Heading_20_2" text:outline-level="2">6. Evaluando la oportunidad </text:h>
      <text:p text:style-name="Text_20_body">Quienes necesita esta aplicación en su organización? </text:p>
      <text:p text:style-name="P4">El personal encargado de gestionar todo el tipo de datos que va a tocar esta</text:p>
      <text:p text:style-name="P4">¿Cuántos de estos tipos de usuarios utilizaría la aplicación? </text:p>
      <text:p text:style-name="P4">Mayoritariamente, todos debido a el tipo de perfil de cliente , es decir joven.</text:p>
      <text:p text:style-name="P4">¿Qué valor le daría ud. a la solución acertada? </text:p>
      <text:p text:style-name="P4">Un valor importante, debido a la utilidad que se podrá sacar con este servicio o aplicación</text:p>
      <text:h text:style-name="Heading_20_2" text:outline-level="2">7. Evaluando las necesidades esta aplicación en su organización </text:h>
      <text:p text:style-name="Text_20_body">¿Cuáles son sus expectativas sobre la confiabilidad de la aplicación? </text:p>
      <text:p text:style-name="P4"><text:soft-page-break/>Que cumpla con las necesidades que planteamos en su día, y sea usable.</text:p>
      <text:p text:style-name="P4">¿Dará ud. Soporte a la aplicación. Lo hará alguien más? </text:p>
      <text:p text:style-name="P4">Me gustaría cubrirla, y algunos integrantes se han ofrecido también a completarla</text:p>
      <text:p text:style-name="P4">¿Cómo será distribuida la aplicación? </text:p>
      <text:p text:style-name="P4">Vía web principalmente.</text:p>
      <text:p text:style-name="P4">¿Tiene ud. Necesidades especiales con respecto al soporte? </text:p>
      <text:p text:style-name="P4">Almacenar datos, gestionar información y actividades</text:p>
      <text:p text:style-name="P4">¿Cuáles son los requerimientos de seguridad? </text:p>
      <text:p text:style-name="P4">Implementar una página web segura, en medida de lo posible.</text:p>
      <text:p text:style-name="P4">¿Cuál será el nivel de acceso para el mantenimiento y servicio? </text:p>
      <text:p text:style-name="P3"><text:span text:style-name="T1">Para el servicio el nivel será generalmente sencillo via web, y para el mantenimiento también.</text:span></text:p>
      <text:h text:style-name="P1" text:outline-level="2">9. Resumen del Analista</text:h>
      <text:p text:style-name="P4">El usuario necesita una web resolutiva, intuitiva y accesible vía web, suponiendo que el cliente entra desde dispositivo móvil.</text:p>
      <text:p text:style-name="P4">Una base de datos que pueda trabajar con información acerca del usuario, gestión de su banco de alimentos,actividades a realizar y noticias.</text:p>
      <text:p text:style-name="P4">Siendo el apartado de alimentos, su requerimiento menos necesario.</text:p>
      <text:p text:style-name="P4">Teniendo en cuenta todo este flujo de información, se tratará de gestionar esto mediante phpmyadmin, usando mysql, Boottrap para el responsive (para el acceso móvil), Angular para el lado cliente (framework derivadod e JS ), y php usando frameworks como symfony ( implementando doctrine y twig).</text:p>
      <text:h text:style-name="Heading_20_2" text:outline-level="2"><text:s/>10. Glosario de Términos </text:h>
      <text:p text:style-name="P3"><text:span text:style-name="T1">Base de datos = </text:span><text:span text:style-name="T5">E</text:span><text:span text:style-name="T2">s un conjunto de datos estructurados que se utiliza para administrar de forma electrónica grandes cantidades de información</text:span> </text:p>
      <text:p text:style-name="P4">bootstrap = Framework de css que trabaja por columnas</text:p>
      <text:p text:style-name="P3"><text:span text:style-name="T1">phpmyadmin = </text:span><text:span text:style-name="T2">es una herramienta escrita en </text:span><text:span text:style-name="T3">php </text:span><text:span text:style-name="T2">con la intención de manejar la administración de </text:span><text:span text:style-name="T3">MYSQL </text:span><text:span text:style-name="T2">a través de páginas web,</text:span> </text:p>
      <text:p text:style-name="P4">php y js = lenguaje de programación</text:p>
      <text:p text:style-name="P4">responsive = diseño adaptable</text:p>
      <text:p text:style-name="P4">angular , symfony = frameworks derivados de un lenguaje de programa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1T14:00:38.356000000</meta:creation-date>
    <dc:date>2023-02-21T14:40:21.820000000</dc:date>
    <meta:editing-duration>PT39M44S</meta:editing-duration>
    <meta:editing-cycles>1</meta:editing-cycles>
    <meta:document-statistic meta:table-count="0" meta:image-count="0" meta:object-count="0" meta:page-count="4" meta:paragraph-count="71" meta:word-count="736" meta:character-count="4690" meta:non-whitespace-character-count="3998"/>
    <meta:generator>LibreOffice/7.4.5.1$Windows_X86_64 LibreOffice_project/9c0871452b3918c1019dde9bfac75448afc4b57f</meta:generator>
  </office:meta>
</office:document-meta>
</file>